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2176" officeooo:paragraph-rsid="00072176"/>
    </style:style>
    <style:style style:name="P2" style:family="paragraph" style:parent-style-name="Standard">
      <style:text-properties officeooo:rsid="0007b668" officeooo:paragraph-rsid="0007b668"/>
    </style:style>
    <style:style style:name="P3" style:family="paragraph" style:parent-style-name="Standard">
      <style:text-properties style:text-underline-style="none" officeooo:rsid="0008a4d6" officeooo:paragraph-rsid="0008a4d6"/>
    </style:style>
    <style:style style:name="P4" style:family="paragraph" style:parent-style-name="Standard">
      <style:text-properties style:text-underline-style="none" officeooo:rsid="0008a4d6" officeooo:paragraph-rsid="0008a4d6"/>
    </style:style>
    <style:style style:name="P5" style:family="paragraph" style:parent-style-name="Standard">
      <style:paragraph-properties fo:text-align="center" style:justify-single-word="false"/>
      <style:text-properties style:text-underline-style="none" officeooo:rsid="0008a4d6" officeooo:paragraph-rsid="0008a4d6"/>
    </style:style>
    <style:style style:name="P6" style:family="paragraph" style:parent-style-name="Standard">
      <style:paragraph-properties fo:text-align="start" style:justify-single-word="false"/>
      <style:text-properties style:text-underline-style="none" officeooo:rsid="0009dbc7" officeooo:paragraph-rsid="0009dbc7"/>
    </style:style>
    <style:style style:name="P7" style:family="paragraph" style:parent-style-name="Standard">
      <style:paragraph-properties fo:text-align="center" style:justify-single-word="false"/>
      <style:text-properties style:text-underline-style="none" officeooo:rsid="0009dbc7" officeooo:paragraph-rsid="0009dbc7"/>
    </style:style>
    <style:style style:name="P8" style:family="paragraph" style:parent-style-name="Standard">
      <style:paragraph-properties fo:text-align="start" style:justify-single-word="false"/>
      <style:text-properties style:text-underline-style="none" officeooo:rsid="000a8531" officeooo:paragraph-rsid="000a8531"/>
    </style:style>
    <style:style style:name="P9" style:family="paragraph" style:parent-style-name="Standard">
      <style:paragraph-properties fo:text-align="center" style:justify-single-word="false"/>
      <style:text-properties style:text-underline-style="none" officeooo:rsid="000a8531" officeooo:paragraph-rsid="000a8531"/>
    </style:style>
    <style:style style:name="P10" style:family="paragraph" style:parent-style-name="Standard">
      <style:paragraph-properties fo:text-align="start" style:justify-single-word="false"/>
      <style:text-properties style:text-underline-style="none" officeooo:rsid="000ca33f" officeooo:paragraph-rsid="000ca33f"/>
    </style:style>
    <style:style style:name="P11" style:family="paragraph" style:parent-style-name="Standard">
      <style:paragraph-properties fo:text-align="start" style:justify-single-word="false"/>
      <style:text-properties style:text-underline-style="none" officeooo:rsid="000dd393" officeooo:paragraph-rsid="000dd393"/>
    </style:style>
    <style:style style:name="P12" style:family="paragraph" style:parent-style-name="Standard">
      <style:paragraph-properties fo:text-align="start" style:justify-single-word="false"/>
      <style:text-properties style:text-underline-style="none" officeooo:rsid="00103e15" officeooo:paragraph-rsid="00103e15"/>
    </style:style>
    <style:style style:name="P13" style:family="paragraph" style:parent-style-name="Standard">
      <style:paragraph-properties fo:text-align="start" style:justify-single-word="false"/>
      <style:text-properties style:text-underline-style="none" officeooo:rsid="001142a7" officeooo:paragraph-rsid="001142a7"/>
    </style:style>
    <style:style style:name="P14" style:family="paragraph" style:parent-style-name="Standard">
      <style:paragraph-properties fo:text-align="start" style:justify-single-word="false"/>
      <style:text-properties style:text-underline-style="none" officeooo:rsid="0011c1fc" officeooo:paragraph-rsid="0011c1fc"/>
    </style:style>
    <style:style style:name="P15" style:family="paragraph" style:parent-style-name="Standard">
      <style:text-properties officeooo:rsid="00072176" officeooo:paragraph-rsid="00072176"/>
    </style:style>
    <style:style style:name="P16" style:family="paragraph" style:parent-style-name="Standard">
      <style:text-properties officeooo:rsid="001331a4" officeooo:paragraph-rsid="001331a4"/>
    </style:style>
    <style:style style:name="P17"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7b668"/>
    </style:style>
    <style:style style:name="T2" style:family="text">
      <style:text-properties style:text-underline-style="solid" style:text-underline-width="auto" style:text-underline-color="font-color"/>
    </style:style>
    <style:style style:name="T3" style:family="text">
      <style:text-properties officeooo:rsid="0009dbc7"/>
    </style:style>
    <style:style style:name="T4" style:family="text">
      <style:text-properties officeooo:rsid="000b14db"/>
    </style:style>
    <style:style style:name="T5" style:family="text">
      <style:text-properties style:text-underline-style="none"/>
    </style:style>
    <style:style style:name="T6" style:family="text">
      <style:text-properties officeooo:rsid="001142a7"/>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0138in" svg:stroke-color="#3465a4" draw:marker-start-width="0.0783in" draw:marker-start-center="false"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38in" svg:stroke-color="#3465a4" draw:marker-start-width="0.0783in" draw:marker-start-center="false"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38in" svg:stroke-color="#3465a4" draw:marker-start-width="0.0783in" draw:marker-start-center="false"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38in" svg:stroke-color="#3465a4" draw:marker-start-width="0.0783in" draw:marker-start-center="false"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38in" svg:stroke-color="#3465a4" draw:marker-start-width="0.0783in" draw:marker-start-center="false"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38in" svg:stroke-color="#3465a4" draw:marker-start-width="0.0783in" draw:marker-start-center="false"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Francisco Treviño – tutor test Brainly</text:p>
      <text:p text:style-name="P1"/>
      <text:p text:style-name="P1">2 - 5 ejemplos del sector industrial</text:p>
      <text:p text:style-name="P1">Minería</text:p>
      <text:p text:style-name="P1">industria química</text:p>
      <text:p text:style-name="P1">Siderurgia</text:p>
      <text:p text:style-name="P1">industria textil</text:p>
      <text:p text:style-name="P1">industria alimentaria</text:p>
      <text:p text:style-name="P1"/>
      <text:p text:style-name="P1">3 - qu<text:span text:style-name="T1">é</text:span> ventajas tuvo para las civilizaciones antiguas asentarse alrededor del mar mediterr<text:span text:style-name="T1">á</text:span>neo</text:p>
      <text:p text:style-name="P1"/>
      <text:p text:style-name="P1">En primer lugar alimentación dado que la pesca es una actividad importante para cualquier sociedad. El clima mediterráneo es otra ventaja importante, el clima mediterráneo es famoso en todo el mundo por sus bondades. Otro aspecto muy importante es la comunicación marítima, todas las sociedades que tuvieron contacto con el mediterráneo en alguna medida se vieron envueltas en la colonización de tierras lejanas que supusieron riquezas para los países que las realizaban. Además de la colonización de tierras lejanas, el acceso al mediterráneo permitió el comercio marítimo que fue y aún es una actividad comercial importante con otras sociedades.</text:p>
      <text:p text:style-name="P1"/>
      <text:p text:style-name="P2">11 - se puede afirmar que las artesanías constituyen obras de arte de carácter popular mientras que las pinturas las esculturas y las poesisas constituyen obras de arte de tipo académico?porque ?</text:p>
      <text:p text:style-name="P2"/>
      <text:p text:style-name="P2">Sí, es posible, aunque sin demeritar en ningún sentido el valor de las artesanías. Es posible clasificarlas de esta manera dado que la mayoría de las personas que producen pinturas, esculturas, poesías, reciben una formación académica antes de poder producir sus obras.</text:p>
      <text:p text:style-name="P2"/>
      <text:p text:style-name="P3">14 – <text:span text:style-name="T3">A </text:span>un tinaco de 2.35 m de alto se le hace un pequeño agujero debido al tiempo y la corrosión,este agujero se encuentra justo en la base del tinaco.</text:p>
      <text:p text:style-name="P3">Deduce la fórmula para calcular la velocidad con que saldrá el chorro de agua por el agujero y calcula.</text:p>
      <text:p text:style-name="P3"/>
      <text:p text:style-name="P3">Partimos de la ecuación de Bernoulli, <text:span text:style-name="T3">siendo el punto 1 el más alto del tinaco y el punto 2 el punto del chorro de agua</text:span>:</text:p>
      <text:p text:style-name="P3"/>
      <text:p text:style-name="P5"><draw:g text:anchor-type="as-char" svg:y="-0.1in" draw:z-index="0" draw:style-name="gr1"><svg:title>TexMaths</svg:title><svg:desc>12§latex§P_1 + \frac{1}{2}\rho v_1^2 + \rho gh_1 = P_2 + \frac{1}{2}\rho v_2^2 + \rho gh_2§svg§600§FALSE§</svg:desc><draw:polygon draw:style-name="gr2" draw:text-style-name="P17" svg:width="2.7748in" svg:height="0.1976in" svg:x="0in" svg:y="0.0024in" svg:viewBox="0 0 7049 503" draw:points="3524,503 0,503 0,0 7049,0 7049,503"><text:p/></draw:polygon><draw:path draw:style-name="gr3" draw:text-style-name="P18" svg:width="0.098in" svg:height="0.1134in" svg:x="0.0055in" svg:y="0.0287in" svg:viewBox="0 0 250 289" svg:d="M82 156h70c52 0 98-35 98-77s-42-79-100-79h-150v13h10c33 0 33 5 33 21v223c0 14 0 19-33 19h-10v13c14-1 46-1 62-1s48 0 63 1v-13h-10c-32 0-33-5-33-19zM80 144v-114c0-14 0-17 21-17h37c68 0 68 45 68 66 0 19 0 65-68 65z"><text:p/></draw:path><draw:path draw:style-name="gr4" draw:text-style-name="P18" svg:width="0.0425in" svg:height="0.0772in" svg:x="0.1252in" svg:y="0.0902in" svg:viewBox="0 0 109 197" svg:d="M67 8c0-8 0-8-8-8-19 19-47 19-59 19v11c7 0 26 0 43-8v151c0 9 0 13-30 13h-11v11c5 0 42-1 53-1 10 0 47 1 54 1v-11h-12c-30 0-30-4-30-13z"><text:p/></draw:path><draw:path draw:style-name="gr5" draw:text-style-name="P18" svg:width="0.1106in" svg:height="0.1106in" svg:x="0.2335in" svg:y="0.0453in" svg:viewBox="0 0 282 282" svg:d="M150 150h118c6 0 14 0 14-8 0-10-8-10-14-10h-118v-118c0-6 0-14-8-14-10 0-10 8-10 14v118h-118c-6 0-14 0-14 10 0 8 8 8 14 8h118v118c0 6 0 14 10 14 8 0 8-8 8-14z"><text:p/></draw:path><draw:path draw:style-name="gr6" draw:text-style-name="P18" svg:width="0.0425in" svg:height="0.0772in" svg:x="0.4224in" svg:y="0in" svg:viewBox="0 0 109 197" svg:d="M67 8c0-8 0-8-8-8-19 19-47 19-59 19v11c7 0 26 0 43-8v151c0 9 0 13-30 13h-11v11c5 0 42-1 53-1 10 0 47 1 54 1v-11h-12c-30 0-30-4-30-13z"><text:p/></draw:path><draw:polygon draw:style-name="gr7" draw:text-style-name="P18" svg:width="0.0661in" svg:height="0.0067in" svg:x="0.4094in" svg:y="0.0972in" svg:viewBox="0 0 169 18" draw:points="85,18 0,18 0,0 169,0 169,18"><text:p/></draw:polygon><draw:path draw:style-name="gr8" draw:text-style-name="P18" svg:width="0.0516in" svg:height="0.0772in" svg:x="0.4165in" svg:y="0.1224in" svg:viewBox="0 0 132 197" svg:d="M132 143h-11c0 7-3 24-7 27-2 2-25 2-30 2h-54c31-28 41-36 59-50 23-18 43-36 43-64 0-36-32-58-70-58-37 0-62 26-62 53 0 15 13 17 16 17 7 0 15-5 15-16 0-5-1-16-17-16 9-21 29-27 44-27 30 0 45 23 45 47 0 26-19 46-29 57l-72 71c-2 2-2 2-2 11h122z"><text:p/></draw:path><draw:path draw:style-name="gr9" draw:text-style-name="P18" svg:width="0.0783in" svg:height="0.1091in" svg:x="0.5004in" svg:y="0.0689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10" draw:text-style-name="P18" svg:width="0.0728in" svg:height="0.0752in" svg:x="0.5858in" svg:y="0.0689in"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11" draw:text-style-name="P18" svg:width="0.0516in" svg:height="0.0772in" svg:x="0.6748in" svg:y="0.0047in" svg:viewBox="0 0 132 197" svg:d="M132 143h-11c0 7-3 24-7 27-2 2-25 2-30 2h-54c31-28 41-36 59-50 23-18 43-36 43-64 0-36-32-58-70-58-37 0-62 26-62 53 0 15 13 17 16 17 7 0 15-5 15-16 0-5-1-16-17-16 9-21 29-27 44-27 30 0 45 23 45 47 0 26-19 46-29 57l-72 71c-2 2-2 2-2 11h122z"><text:p/></draw:path><draw:path draw:style-name="gr12" draw:text-style-name="P18" svg:width="0.0425in" svg:height="0.0772in" svg:x="0.674in" svg:y="0.1063in" svg:viewBox="0 0 109 197" svg:d="M67 8c0-8 0-8-8-8-19 19-47 19-59 19v11c7 0 26 0 43-8v151c0 9 0 13-30 13h-11v11c5 0 42-1 53-1 10 0 47 1 54 1v-11h-12c-30 0-30-4-30-13z"><text:p/></draw:path><draw:path draw:style-name="gr13" draw:text-style-name="P18" svg:width="0.1106in" svg:height="0.1106in" svg:x="0.7882in" svg:y="0.0453in" svg:viewBox="0 0 282 282" svg:d="M150 150h118c6 0 14 0 14-8 0-10-8-10-14-10h-118v-118c0-6 0-14-8-14-10 0-10 8-10 14v118h-118c-6 0-14 0-14 10 0 8 8 8 14 8h118v118c0 6 0 14 10 14 8 0 8-8 8-14z"><text:p/></draw:path><draw:path draw:style-name="gr14" draw:text-style-name="P18" svg:width="0.0783in" svg:height="0.1091in" svg:x="0.9492in" svg:y="0.0689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15" draw:text-style-name="P18" svg:width="0.076in" svg:height="0.1075in" svg:x="1.0323in" svg:y="0.0689in" svg:viewBox="0 0 194 274" svg:d="M193 28c1-3 1-5 1-8 0-7-4-12-12-12-3 0-15 4-16 18-9-15-23-26-40-26-49 0-101 59-101 120 0 42 25 67 57 67 24 0 44-20 49-24-9 37-15 55-15 57-1 3-15 45-61 45-7 0-21-1-33-5 13-3 18-14 18-21s-5-16-17-16c-10 0-23 9-23 25 0 17 16 26 56 26 53 0 84-33 90-58zM138 133c-2 11-12 22-22 30-8 7-21 15-33 15-22 0-28-22-28-39 0-20 12-71 23-92 12-21 30-37 48-37 28 0 34 33 34 36 0 2 0 4-2 6z"><text:p/></draw:path><draw:path draw:style-name="gr16" draw:text-style-name="P18" svg:width="0.0819in" svg:height="0.1173in" svg:x="1.1236in" svg:y="0.0268in" svg:viewBox="0 0 209 299" svg:d="M98 5c0 0 0-5-6-5-9 0-39 4-51 5-4 0-7 0-7 8 0 5 3 5 9 5 21 0 22 2 22 7l-1 9-63 243c-1 6-1 7-1 10 0 9 8 12 12 12 7 0 14-5 16-11l8-32 10-39c2-9 4-19 7-29 1-2 3-15 5-18 1-4 14-27 28-39 10-7 23-15 41-15s23 15 23 29c0 23-17 70-26 95-4 11-6 16-6 24 0 19 15 35 34 35 40 0 57-63 57-66 0-4-5-4-6-4-4 0-4 1-6 7-6 23-21 53-43 53-8 0-10-5-10-14 0-10 4-21 7-30 7-18 25-69 25-93 0-27-16-45-48-45-26 0-46 13-63 32z"><text:p/></draw:path><draw:path draw:style-name="gr17" draw:text-style-name="P18" svg:width="0.0425in" svg:height="0.0772in" svg:x="1.2228in" svg:y="0.0902in" svg:viewBox="0 0 109 197" svg:d="M67 8c0-8 0-8-8-8-19 19-47 19-59 19v11c7 0 26 0 43-8v151c0 9 0 13-30 13h-11v11c5 0 42-1 53-1 10 0 47 1 54 1v-11h-12c-30 0-30-4-30-13z"><text:p/></draw:path><draw:path draw:style-name="gr18" draw:text-style-name="P18" svg:width="0.1106in" svg:height="0.039in" svg:x="1.3398in" svg:y="0.0811in" svg:viewBox="0 0 282 100" svg:d="M268 17c6 0 14 0 14-9 0-8-8-8-14-8h-254c-6 0-14 0-14 8 0 9 8 9 14 9zM268 100c6 0 14 0 14-9 0-8-8-8-14-8h-254c-6 0-14 0-14 8 0 9 8 9 14 9z"><text:p/></draw:path><draw:path draw:style-name="gr19" draw:text-style-name="P18" svg:width="0.1185in" svg:height="0.1134in" svg:x="1.5118in" svg:y="0.0287in" svg:viewBox="0 0 302 289" svg:d="M112 156h72c60 0 118-44 118-92 0-33-27-64-84-64h-136c-9 0-12 0-12 8 0 5 3 5 12 5 4 0 13 0 18 1 7 0 9 2 9 6 0 3-1 4-2 9l-57 228c-4 15-4 19-38 19-7 0-12 0-12 8 0 5 5 5 6 5 12 0 42-1 54-1 10 0 18 0 28 0 8 0 18 1 27 1 3 0 9 0 9-8 0-5-4-5-12-5-16 0-28 0-28-7 0-3 1-5 1-7zM142 29c3-15 4-16 22-16h41c35 0 58 11 58 41 0 17-9 53-25 68-21 20-46 22-65 22h-60z"><text:p/></draw:path><draw:path draw:style-name="gr20" draw:text-style-name="P18" svg:width="0.0516in" svg:height="0.0772in" svg:x="1.6185in" svg:y="0.0902in" svg:viewBox="0 0 132 197" svg:d="M132 143h-11c0 7-3 24-7 27-2 2-25 2-30 2h-54c31-28 41-36 59-50 23-18 43-36 43-64 0-36-32-58-70-58-37 0-62 26-62 53 0 15 13 17 16 17 7 0 15-5 15-16 0-5-1-16-17-16 9-21 29-27 44-27 30 0 45 23 45 47 0 26-19 46-29 57l-72 71c-2 2-2 2-2 11h122z"><text:p/></draw:path><draw:path draw:style-name="gr21" draw:text-style-name="P18" svg:width="0.1106in" svg:height="0.1106in" svg:x="1.7319in" svg:y="0.0453in" svg:viewBox="0 0 282 282" svg:d="M150 150h118c6 0 14 0 14-8 0-10-8-10-14-10h-118v-118c0-6 0-14-8-14-9 0-9 8-9 14v118h-119c-6 0-14 0-14 10 0 8 8 8 14 8h119v118c0 6 0 14 9 14 8 0 8-8 8-14z"><text:p/></draw:path><draw:path draw:style-name="gr22" draw:text-style-name="P18" svg:width="0.0425in" svg:height="0.0772in" svg:x="1.9209in" svg:y="0in" svg:viewBox="0 0 109 197" svg:d="M67 8c0-8 0-8-8-8-19 19-47 19-59 19v11c7 0 26 0 43-8v151c0 9 0 13-30 13h-11v11c5 0 42-1 53-1 10 0 47 1 54 1v-11h-12c-30 0-30-4-30-13z"><text:p/></draw:path><draw:polygon draw:style-name="gr23" draw:text-style-name="P18" svg:width="0.0661in" svg:height="0.0067in" svg:x="1.9083in" svg:y="0.0972in" svg:viewBox="0 0 169 18" draw:points="85,18 0,18 0,0 169,0 169,18"><text:p/></draw:polygon><draw:path draw:style-name="gr24" draw:text-style-name="P18" svg:width="0.0516in" svg:height="0.0772in" svg:x="1.9157in" svg:y="0.1224in" svg:viewBox="0 0 132 197" svg:d="M132 143h-11c0 7-3 24-7 27-2 2-25 2-30 2h-54c31-28 41-36 59-50 23-18 43-36 43-64 0-36-32-58-70-58-37 0-62 26-62 53 0 15 13 17 16 17 7 0 15-5 15-16 0-5-1-16-17-16 9-21 29-27 44-27 30 0 45 23 45 47 0 26-19 46-29 57l-72 71c-2 2-2 2-2 11h122z"><text:p/></draw:path><draw:path draw:style-name="gr25" draw:text-style-name="P18" svg:width="0.0783in" svg:height="0.1091in" svg:x="1.9992in" svg:y="0.0689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26" draw:text-style-name="P18" svg:width="0.0728in" svg:height="0.0752in" svg:x="2.085in" svg:y="0.0689in"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27" draw:text-style-name="P18" svg:width="0.0516in" svg:height="0.0772in" svg:x="2.1732in" svg:y="0.0047in" svg:viewBox="0 0 132 197" svg:d="M132 143h-11c0 7-3 24-7 27-2 2-25 2-30 2h-54c31-28 41-36 59-50 23-18 43-36 43-64 0-36-32-58-70-58-37 0-62 26-62 53 0 15 13 17 16 17 7 0 15-5 15-16 0-5-1-16-17-16 9-21 29-27 44-27 30 0 45 23 45 47 0 26-19 46-29 57l-72 71c-2 2-2 2-2 11h122z"><text:p/></draw:path><draw:path draw:style-name="gr28" draw:text-style-name="P18" svg:width="0.0516in" svg:height="0.0772in" svg:x="2.1677in" svg:y="0.1063in" svg:viewBox="0 0 132 197" svg:d="M132 143h-11c0 7-3 24-7 27-2 2-25 2-30 2h-54c31-28 41-36 59-50 23-18 43-36 43-64 0-36-32-58-70-58-37 0-62 26-62 53 0 15 13 17 16 17 7 0 15-5 15-16 0-5-1-16-17-16 9-21 29-27 44-27 30 0 45 23 45 47 0 26-19 46-29 57l-72 71c-2 2-2 2-2 11h122z"><text:p/></draw:path><draw:path draw:style-name="gr29" draw:text-style-name="P18" svg:width="0.1106in" svg:height="0.1106in" svg:x="2.2866in" svg:y="0.0453in" svg:viewBox="0 0 282 282" svg:d="M150 150h118c6 0 14 0 14-8 0-10-8-10-14-10h-118v-118c0-6 0-14-8-14-10 0-10 8-10 14v118h-118c-6 0-14 0-14 10 0 8 8 8 14 8h118v118c0 6 0 14 10 14 8 0 8-8 8-14z"><text:p/></draw:path><draw:path draw:style-name="gr30" draw:text-style-name="P18" svg:width="0.0783in" svg:height="0.1091in" svg:x="2.448in" svg:y="0.0689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1" draw:text-style-name="P18" svg:width="0.076in" svg:height="0.1075in" svg:x="2.5307in" svg:y="0.0689in" svg:viewBox="0 0 194 274" svg:d="M193 28c1-3 1-5 1-8 0-7-4-12-12-12-3 0-15 4-16 18-9-15-23-26-40-26-49 0-101 59-101 120 0 42 25 67 57 67 24 0 44-20 49-24-9 37-15 55-15 57-1 3-15 45-61 45-7 0-21-1-33-5 13-3 18-14 18-21s-5-16-17-16c-10 0-23 9-23 25 0 17 16 26 56 26 53 0 84-33 90-58zM138 133c-2 11-12 22-22 30-8 7-21 15-33 15-22 0-28-22-28-39 0-20 12-71 23-92 12-21 30-37 48-37 28 0 34 33 34 36 0 2 0 4-2 6z"><text:p/></draw:path><draw:path draw:style-name="gr32" draw:text-style-name="P18" svg:width="0.0819in" svg:height="0.1173in" svg:x="2.6224in" svg:y="0.0268in" svg:viewBox="0 0 209 299" svg:d="M98 5c0 0 0-5-6-5-9 0-39 4-51 5-4 0-7 0-7 8 0 5 3 5 9 5 21 0 22 2 22 7l-1 9-63 243c-1 6-1 7-1 10 0 9 8 12 12 12 7 0 14-5 16-11l8-32 10-39c2-9 4-19 7-29 1-2 3-15 5-18 1-4 14-27 28-39 10-7 23-15 41-15s23 15 23 29c0 23-17 70-26 95-4 11-6 16-6 24 0 19 15 35 34 35 41 0 57-63 57-66 0-4-5-4-6-4-4 0-4 1-6 7-6 23-21 53-43 53-8 0-10-5-10-14 0-10 4-21 7-30 7-18 25-69 25-93 0-27-16-45-48-45-26 0-46 13-63 32z"><text:p/></draw:path><draw:path draw:style-name="gr33" draw:text-style-name="P18" svg:width="0.0516in" svg:height="0.0772in" svg:x="2.7161in" svg:y="0.0902in" svg:viewBox="0 0 132 197" svg:d="M132 143h-11c0 7-3 24-7 27-2 2-25 2-30 2h-54c31-28 41-36 59-50 23-18 43-36 43-64 0-36-32-58-70-58-37 0-62 26-62 53 0 15 13 17 16 17 7 0 15-5 15-16 0-5-1-16-17-16 9-21 29-27 44-27 30 0 45 23 45 47 0 26-19 46-29 57l-72 71c-2 2-2 2-2 11h122z"><text:p/></draw:path></draw:g></text:p>
      <text:p text:style-name="P5"/>
      <text:p text:style-name="P6">Consideramos que la velocidad en el punto más alto es insignificante en comparación con la velocidad del chorro en el punto más bajo:</text:p>
      <text:p text:style-name="P6"/>
      <text:p text:style-name="P7"><draw:g text:anchor-type="as-char" svg:y="-0.1in" draw:z-index="1" draw:style-name="gr1"><svg:title>TexMaths</svg:title><svg:desc>12§latex§P_1+\rho gh_1 = P_2 + \frac{1}{2}\rho v_2^2 + \rho gh_2§svg§600§FALSE§</svg:desc><draw:polygon draw:style-name="gr34" draw:text-style-name="P17" svg:width="2.2201in" svg:height="0.1976in" svg:x="0in" svg:y="0.0024in" svg:viewBox="0 0 5640 503" draw:points="2820,503 0,503 0,0 5640,0 5640,503"><text:p/></draw:polygon><draw:path draw:style-name="gr35" draw:text-style-name="P18" svg:width="0.098in" svg:height="0.1134in" svg:x="0.0055in" svg:y="0.0287in" svg:viewBox="0 0 250 289" svg:d="M82 156h70c52 0 98-35 98-77s-42-79-100-79h-150v13h10c33 0 33 5 33 21v223c0 14 0 19-33 19h-10v13c14-1 46-1 62-1s48 0 63 1v-13h-10c-32 0-33-5-33-19zM80 144v-114c0-14 0-17 21-17h37c68 0 68 45 68 66 0 19 0 65-68 65z"><text:p/></draw:path><draw:path draw:style-name="gr36" draw:text-style-name="P18" svg:width="0.0425in" svg:height="0.0772in" svg:x="0.1252in" svg:y="0.0902in" svg:viewBox="0 0 109 197" svg:d="M67 8c0-8 0-8-8-8-19 19-47 19-59 19v11c7 0 26 0 43-8v151c0 9 0 13-30 13h-11v11c5 0 42-1 53-1 10 0 47 1 54 1v-11h-12c-30 0-30-4-30-13z"><text:p/></draw:path><draw:path draw:style-name="gr37" draw:text-style-name="P18" svg:width="0.1106in" svg:height="0.1106in" svg:x="0.2335in" svg:y="0.0453in" svg:viewBox="0 0 282 282" svg:d="M150 150h118c6 0 14 0 14-8 0-10-8-10-14-10h-118v-118c0-6 0-14-8-14-10 0-10 8-10 14v118h-118c-6 0-14 0-14 10 0 8 8 8 14 8h118v118c0 6 0 14 10 14 8 0 8-8 8-14z"><text:p/></draw:path><draw:path draw:style-name="gr38" draw:text-style-name="P18" svg:width="0.0783in" svg:height="0.1091in" svg:x="0.3945in" svg:y="0.0689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9" draw:text-style-name="P18" svg:width="0.076in" svg:height="0.1075in" svg:x="0.4776in" svg:y="0.0689in"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40" draw:text-style-name="P18" svg:width="0.0819in" svg:height="0.1173in" svg:x="0.5689in" svg:y="0.0268in" svg:viewBox="0 0 209 299" svg:d="M98 5c0 0 0-5-6-5-9 0-39 4-51 5-4 0-7 0-7 8 0 5 3 5 9 5 21 0 22 2 22 7l-1 9-63 243c-1 6-1 7-1 10 0 9 8 12 12 12 7 0 14-5 16-11l8-32 10-39c2-9 4-19 7-29 1-2 3-15 5-18 1-4 14-27 28-39 10-7 23-15 41-15s23 15 23 29c0 23-17 70-26 95-4 11-6 16-6 24 0 19 15 35 34 35 40 0 57-63 57-66 0-4-5-4-6-4-4 0-4 1-6 7-6 23-21 53-43 53-8 0-10-5-10-14 0-10 4-21 7-30 6-18 25-69 25-93 0-27-16-45-48-45-27 0-46 13-63 32z"><text:p/></draw:path><draw:path draw:style-name="gr41" draw:text-style-name="P18" svg:width="0.0425in" svg:height="0.0772in" svg:x="0.6681in" svg:y="0.0902in" svg:viewBox="0 0 109 197" svg:d="M67 8c0-8 0-8-8-8-19 19-47 19-59 19v11c7 0 26 0 43-8v151c0 9 0 13-30 13h-11v11c5 0 42-1 53-1 10 0 47 1 54 1v-11h-12c-30 0-30-4-30-13z"><text:p/></draw:path><draw:path draw:style-name="gr42" draw:text-style-name="P18" svg:width="0.1106in" svg:height="0.039in" svg:x="0.785in" svg:y="0.0811in" svg:viewBox="0 0 282 100" svg:d="M268 17c6 0 14 0 14-9 0-8-8-8-14-8h-254c-6 0-14 0-14 8 0 9 8 9 14 9zM268 100c6 0 14 0 14-9 0-8-8-8-14-8h-254c-6 0-14 0-14 8 0 9 8 9 14 9z"><text:p/></draw:path><draw:path draw:style-name="gr43" draw:text-style-name="P18" svg:width="0.1185in" svg:height="0.1134in" svg:x="0.9571in" svg:y="0.0287in" svg:viewBox="0 0 302 289" svg:d="M112 156h72c60 0 118-44 118-92 0-33-27-64-84-64h-136c-9 0-12 0-12 8 0 5 3 5 12 5 4 0 13 0 18 1 7 0 9 2 9 6 0 3-1 4-2 9l-57 228c-4 15-4 19-38 19-7 0-12 0-12 8 0 5 5 5 6 5 12 0 42-1 54-1 10 0 18 0 28 0 8 0 18 1 27 1 3 0 9 0 9-8 0-5-4-5-12-5-16 0-28 0-28-7 0-3 1-5 1-7zM142 29c3-15 4-16 22-16h41c35 0 58 11 58 41 0 17-9 53-25 68-21 20-47 22-65 22h-60z"><text:p/></draw:path><draw:path draw:style-name="gr44" draw:text-style-name="P18" svg:width="0.0516in" svg:height="0.0772in" svg:x="1.0638in" svg:y="0.0902in" svg:viewBox="0 0 132 197" svg:d="M132 143h-11c0 7-3 24-7 27-2 2-25 2-30 2h-54c31-28 41-36 59-50 23-18 43-36 43-64 0-36-32-58-70-58-37 0-62 26-62 53 0 15 13 17 16 17 7 0 15-5 15-16 0-5-1-16-17-16 9-21 29-27 44-27 30 0 45 23 45 47 0 26-19 46-29 57l-72 71c-2 2-2 2-2 11h122z"><text:p/></draw:path><draw:path draw:style-name="gr45" draw:text-style-name="P18" svg:width="0.1106in" svg:height="0.1106in" svg:x="1.1772in" svg:y="0.0453in" svg:viewBox="0 0 282 282" svg:d="M150 150h118c6 0 14 0 14-8 0-10-8-10-14-10h-118v-118c0-6 0-14-8-14-9 0-10 8-10 14v118h-118c-6 0-14 0-14 10 0 8 8 8 14 8h118v118c0 6 0 14 10 14 8 0 8-8 8-14z"><text:p/></draw:path><draw:path draw:style-name="gr46" draw:text-style-name="P18" svg:width="0.0425in" svg:height="0.0772in" svg:x="1.3661in" svg:y="0in" svg:viewBox="0 0 109 197" svg:d="M67 8c0-8 0-8-8-8-19 19-47 19-59 19v11c7 0 26 0 43-8v151c0 9 0 13-30 13h-11v11c5 0 42-1 53-1 10 0 47 1 54 1v-11h-12c-30 0-30-4-30-13z"><text:p/></draw:path><draw:polygon draw:style-name="gr47" draw:text-style-name="P18" svg:width="0.0661in" svg:height="0.0067in" svg:x="1.3535in" svg:y="0.0972in" svg:viewBox="0 0 169 18" draw:points="85,18 0,18 0,0 169,0 169,18"><text:p/></draw:polygon><draw:path draw:style-name="gr48" draw:text-style-name="P18" svg:width="0.0516in" svg:height="0.0772in" svg:x="1.361in" svg:y="0.1224in" svg:viewBox="0 0 132 197" svg:d="M132 143h-11c0 7-3 24-7 27-2 2-25 2-30 2h-54c31-28 41-36 59-50 23-18 43-36 43-64 0-36-32-58-70-58-37 0-62 26-62 53 0 15 13 17 16 17 7 0 15-5 15-16 0-5-1-16-17-16 9-21 29-27 44-27 30 0 45 23 45 47 0 26-19 46-29 57l-72 71c-2 2-2 2-2 11h122z"><text:p/></draw:path><draw:path draw:style-name="gr49" draw:text-style-name="P18" svg:width="0.0783in" svg:height="0.1091in" svg:x="1.4449in" svg:y="0.0689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50" draw:text-style-name="P18" svg:width="0.0728in" svg:height="0.0752in" svg:x="1.5303in" svg:y="0.0689in"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51" draw:text-style-name="P18" svg:width="0.0516in" svg:height="0.0772in" svg:x="1.6185in" svg:y="0.0047in" svg:viewBox="0 0 132 197" svg:d="M132 143h-11c0 7-3 24-7 27-2 2-25 2-30 2h-54c31-28 41-36 59-50 23-18 43-36 43-64 0-36-32-58-70-58-37 0-62 26-62 53 0 15 13 17 16 17 7 0 15-5 15-16 0-5-1-16-17-16 9-21 29-27 44-27 30 0 45 23 45 47 0 26-19 46-29 57l-72 71c-2 2-2 2-2 11h122z"><text:p/></draw:path><draw:path draw:style-name="gr52" draw:text-style-name="P18" svg:width="0.0516in" svg:height="0.0772in" svg:x="1.613in" svg:y="0.1063in" svg:viewBox="0 0 132 197" svg:d="M132 143h-11c0 7-3 24-7 27-2 2-25 2-30 2h-54c31-28 41-36 59-50 23-18 43-36 43-64 0-36-32-58-70-58-37 0-62 26-62 53 0 15 13 17 16 17 7 0 15-5 15-16 0-5-1-16-17-16 9-21 29-27 44-27 30 0 45 23 45 47 0 26-19 46-29 57l-72 71c-2 2-2 2-2 11h122z"><text:p/></draw:path><draw:path draw:style-name="gr53" draw:text-style-name="P18" svg:width="0.1106in" svg:height="0.1106in" svg:x="1.7319in" svg:y="0.0453in" svg:viewBox="0 0 282 282" svg:d="M150 150h118c6 0 14 0 14-8 0-10-8-10-14-10h-118v-118c0-6 0-14-8-14-9 0-9 8-9 14v118h-119c-6 0-14 0-14 10 0 8 8 8 14 8h119v118c0 6 0 14 9 14 8 0 8-8 8-14z"><text:p/></draw:path><draw:path draw:style-name="gr54" draw:text-style-name="P18" svg:width="0.0783in" svg:height="0.1091in" svg:x="1.8937in" svg:y="0.0689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55" draw:text-style-name="P18" svg:width="0.076in" svg:height="0.1075in" svg:x="1.9764in" svg:y="0.0689in"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56" draw:text-style-name="P18" svg:width="0.0819in" svg:height="0.1173in" svg:x="2.0677in" svg:y="0.0268in" svg:viewBox="0 0 209 299" svg:d="M98 5c0 0 0-5-6-5-9 0-39 4-51 5-4 0-7 0-7 8 0 5 3 5 9 5 21 0 22 2 22 7l-1 9-63 243c-1 6-1 7-1 10 0 9 8 12 12 12 7 0 14-5 16-11l8-32 10-39c2-9 4-19 7-29 1-2 3-15 5-18 1-4 14-27 28-39 10-7 23-15 41-15s23 15 23 29c0 23-17 70-26 95-4 11-6 16-6 24 0 19 15 35 34 35 40 0 57-63 57-66 0-4-5-4-6-4-4 0-4 1-6 7-6 23-21 53-43 53-8 0-10-5-10-14 0-10 4-21 7-30 6-18 25-69 25-93 0-27-16-45-48-45-27 0-46 13-63 32z"><text:p/></draw:path><draw:path draw:style-name="gr57" draw:text-style-name="P18" svg:width="0.0516in" svg:height="0.0772in" svg:x="2.1614in" svg:y="0.0902in" svg:viewBox="0 0 132 197" svg:d="M132 143h-11c0 7-3 24-7 27-2 2-25 2-30 2h-54c31-28 41-36 59-50 23-18 43-36 43-64 0-36-32-58-70-58-37 0-62 26-62 53 0 15 13 17 16 17 7 0 15-5 15-16 0-5-1-16-17-16 9-21 29-27 44-27 30 0 45 23 45 47 0 26-19 46-29 57l-72 71c-2 2-2 2-2 11h122z"><text:p/></draw:path></draw:g></text:p>
      <text:p text:style-name="P6"/>
      <text:p text:style-name="P6">También hacemos la consideración de que la presión en ambos puntos es aproximadamente la misma: </text:p>
      <text:p text:style-name="P7"/>
      <text:p text:style-name="P7"><draw:g text:anchor-type="as-char" svg:y="-0.1in" draw:z-index="2" draw:style-name="gr1"><svg:title>TexMaths</svg:title><svg:desc>12§latex§\rho gh_1 = \frac{1}{2}\rho v_2^2 + \rho gh_2§svg§600§FALSE§</svg:desc><draw:polygon draw:style-name="gr58" draw:text-style-name="P17" svg:width="1.448in" svg:height="0.1976in" svg:x="0in" svg:y="0.0024in" svg:viewBox="0 0 3679 503" draw:points="1839,503 0,503 0,0 3679,0 3679,503"><text:p/></draw:polygon><draw:path draw:style-name="gr59" draw:text-style-name="P18" svg:width="0.0783in" svg:height="0.1091in" svg:x="0.0051in" svg:y="0.0689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60" draw:text-style-name="P18" svg:width="0.076in" svg:height="0.1075in" svg:x="0.0878in" svg:y="0.0689in"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61" draw:text-style-name="P18" svg:width="0.0819in" svg:height="0.1173in" svg:x="0.1795in" svg:y="0.0268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62" draw:text-style-name="P18" svg:width="0.0425in" svg:height="0.0772in" svg:x="0.2783in" svg:y="0.0902in" svg:viewBox="0 0 109 197" svg:d="M67 8c0-8 0-8-8-8-19 19-47 19-59 19v11c7 0 26 0 43-8v151c0 9 0 13-30 13h-11v11c5 0 42-1 53-1 10 0 47 1 54 1v-11h-12c-30 0-30-4-30-13z"><text:p/></draw:path><draw:path draw:style-name="gr63" draw:text-style-name="P18" svg:width="0.1106in" svg:height="0.039in" svg:x="0.3957in" svg:y="0.0811in" svg:viewBox="0 0 282 100" svg:d="M268 17c6 0 14 0 14-9 0-8-8-8-14-8h-254c-6 0-14 0-14 8 0 9 8 9 14 9zM268 100c6 0 14 0 14-9 0-8-8-8-14-8h-254c-6 0-14 0-14 8 0 9 8 9 14 9z"><text:p/></draw:path><draw:path draw:style-name="gr64" draw:text-style-name="P18" svg:width="0.0425in" svg:height="0.0772in" svg:x="0.5941in" svg:y="0in" svg:viewBox="0 0 109 197" svg:d="M67 8c0-8 0-8-8-8-19 19-47 19-59 19v11c7 0 26 0 43-8v151c0 9 0 13-30 13h-11v11c5 0 42-1 53-1 10 0 47 1 54 1v-11h-12c-30 0-30-4-30-13z"><text:p/></draw:path><draw:polygon draw:style-name="gr65" draw:text-style-name="P18" svg:width="0.0661in" svg:height="0.0067in" svg:x="0.5811in" svg:y="0.0972in" svg:viewBox="0 0 169 18" draw:points="85,18 0,18 0,0 169,0 169,18"><text:p/></draw:polygon><draw:path draw:style-name="gr66" draw:text-style-name="P18" svg:width="0.0516in" svg:height="0.0772in" svg:x="0.5882in" svg:y="0.1224in" svg:viewBox="0 0 132 197" svg:d="M132 143h-11c0 7-3 24-7 27-2 2-25 2-30 2h-54c31-28 41-36 59-50 23-18 43-36 43-64 0-36-32-58-70-58-37 0-62 26-62 53 0 15 13 17 16 17 7 0 15-5 15-16 0-5-1-16-17-16 9-21 29-27 44-27 30 0 45 23 45 47 0 26-19 46-29 57l-72 71c-2 2-2 2-2 11h122z"><text:p/></draw:path><draw:path draw:style-name="gr67" draw:text-style-name="P18" svg:width="0.0783in" svg:height="0.1091in" svg:x="0.6724in" svg:y="0.0689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68" draw:text-style-name="P18" svg:width="0.0728in" svg:height="0.0752in" svg:x="0.7575in" svg:y="0.0689in"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69" draw:text-style-name="P18" svg:width="0.0516in" svg:height="0.0772in" svg:x="0.8465in" svg:y="0.0047in" svg:viewBox="0 0 132 197" svg:d="M132 143h-11c0 7-3 24-7 27-2 2-25 2-30 2h-54c31-28 41-36 59-50 23-18 43-36 43-64 0-36-32-58-70-58-37 0-62 26-62 53 0 15 13 17 16 17 7 0 15-5 15-16 0-5-1-16-17-16 9-21 29-27 44-27 30 0 45 23 45 47 0 26-19 46-29 57l-72 71c-2 2-2 2-2 11h122z"><text:p/></draw:path><draw:path draw:style-name="gr70" draw:text-style-name="P18" svg:width="0.0516in" svg:height="0.0772in" svg:x="0.8402in" svg:y="0.1063in" svg:viewBox="0 0 132 197" svg:d="M132 143h-11c0 7-3 24-7 27-2 2-25 2-30 2h-54c31-28 41-36 59-50 23-18 43-36 43-64 0-36-32-58-70-58-37 0-62 26-62 53 0 15 13 17 16 17 7 0 15-5 15-16 0-5-1-16-17-16 9-21 29-27 44-27 30 0 45 23 45 47 0 26-19 46-29 57l-72 71c-2 2-2 2-2 11h122z"><text:p/></draw:path><draw:path draw:style-name="gr71" draw:text-style-name="P18" svg:width="0.1106in" svg:height="0.1106in" svg:x="0.9598in" svg:y="0.0453in" svg:viewBox="0 0 282 282" svg:d="M150 150h118c6 0 14 0 14-8 0-10-8-10-14-10h-118v-118c0-6 0-14-8-14-9 0-9 8-9 14v118h-119c-6 0-14 0-14 10 0 8 8 8 14 8h119v118c0 6 0 14 9 14 8 0 8-8 8-14z"><text:p/></draw:path><draw:path draw:style-name="gr72" draw:text-style-name="P18" svg:width="0.0783in" svg:height="0.1091in" svg:x="1.1209in" svg:y="0.0689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73" draw:text-style-name="P18" svg:width="0.076in" svg:height="0.1075in" svg:x="1.2039in" svg:y="0.0689in" svg:viewBox="0 0 194 274" svg:d="M193 28c1-3 1-5 1-8 0-7-4-12-12-12-3 0-15 4-16 18-9-15-23-26-40-26-49 0-101 59-101 120 0 42 25 67 57 67 24 0 44-20 49-24-9 37-15 55-15 57-1 3-15 45-61 45-7 0-21-1-33-5 13-3 18-14 18-21s-5-16-17-16c-10 0-23 9-23 25 0 17 16 26 56 26 53 0 84-33 90-58zM138 133c-2 11-12 22-22 30-8 7-21 15-33 15-22 0-28-22-28-39 0-20 12-71 23-92 12-21 30-37 48-37 28 0 34 33 34 36 0 2 0 4-2 6z"><text:p/></draw:path><draw:path draw:style-name="gr74" draw:text-style-name="P18" svg:width="0.0819in" svg:height="0.1173in" svg:x="1.2957in" svg:y="0.0268in" svg:viewBox="0 0 209 299" svg:d="M98 5c0 0 0-5-6-5-9 0-39 4-51 5-4 0-7 0-7 8 0 5 3 5 9 5 21 0 22 2 22 7l-1 9-63 243c-1 6-1 7-1 10 0 9 8 12 12 12 7 0 14-5 16-11l8-32 10-39c2-9 4-19 7-29 1-2 3-15 5-18 1-4 14-27 28-39 10-7 23-15 41-15s23 15 23 29c0 23-17 70-26 95-4 11-6 16-6 24 0 19 15 35 34 35 40 0 57-63 57-66 0-4-5-4-6-4-4 0-4 1-6 7-6 23-21 53-43 53-8 0-10-5-10-14 0-10 4-21 7-30 6-18 25-69 25-93 0-27-16-45-48-45-27 0-46 13-63 32z"><text:p/></draw:path><draw:path draw:style-name="gr75" draw:text-style-name="P18" svg:width="0.0516in" svg:height="0.0772in" svg:x="1.3894in" svg:y="0.0902in" svg:viewBox="0 0 132 197" svg:d="M132 143h-11c0 7-3 24-7 27-2 2-25 2-30 2h-54c31-28 41-36 59-50 23-18 43-36 43-64 0-36-32-58-70-58-37 0-62 26-62 53 0 15 13 17 16 17 7 0 15-5 15-16 0-5-1-16-17-16 9-21 29-27 44-27 30 0 45 23 45 47 0 26-19 46-29 57l-72 71c-2 2-2 2-2 11h122z"><text:p/></draw:path></draw:g></text:p>
      <text:p text:style-name="P7"/>
      <text:p text:style-name="P6">y empezamos a medir la altura en el punto más bajo, será nuestro punto de referencia:</text:p>
      <text:p text:style-name="P7"><draw:g text:anchor-type="as-char" svg:y="-0.1in" draw:z-index="3" draw:style-name="gr1"><svg:title>TexMaths</svg:title><svg:desc>12§latex§\rho gh_1 = \frac{1}{2}\rho v_2^2§svg§600§FALSE§</svg:desc><draw:polygon draw:style-name="gr76" draw:text-style-name="P17" svg:width="0.9047in" svg:height="0.1976in" svg:x="0in" svg:y="0.0024in" svg:viewBox="0 0 2299 503" draw:points="1149,503 0,503 0,0 2299,0 2299,503"><text:p/></draw:polygon><draw:path draw:style-name="gr77" draw:text-style-name="P18" svg:width="0.0783in" svg:height="0.1091in" svg:x="0.0051in" svg:y="0.0689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78" draw:text-style-name="P18" svg:width="0.076in" svg:height="0.1075in" svg:x="0.0878in" svg:y="0.0689in"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79" draw:text-style-name="P18" svg:width="0.0819in" svg:height="0.1173in" svg:x="0.1795in" svg:y="0.0268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80" draw:text-style-name="P18" svg:width="0.0425in" svg:height="0.0772in" svg:x="0.2783in" svg:y="0.0902in" svg:viewBox="0 0 109 197" svg:d="M67 8c0-8 0-8-8-8-19 19-47 19-59 19v11c7 0 26 0 43-8v151c0 9 0 13-30 13h-11v11c5 0 42-1 53-1 10 0 47 1 54 1v-11h-12c-30 0-30-4-30-13z"><text:p/></draw:path><draw:path draw:style-name="gr81" draw:text-style-name="P18" svg:width="0.1106in" svg:height="0.039in" svg:x="0.3953in" svg:y="0.0811in" svg:viewBox="0 0 282 100" svg:d="M268 17c6 0 14 0 14-9 0-8-8-8-14-8h-254c-6 0-14 0-14 8 0 9 8 9 14 9zM268 100c6 0 14 0 14-9 0-8-8-8-14-8h-254c-6 0-14 0-14 8 0 9 8 9 14 9z"><text:p/></draw:path><draw:path draw:style-name="gr82" draw:text-style-name="P18" svg:width="0.0425in" svg:height="0.0772in" svg:x="0.5937in" svg:y="0in" svg:viewBox="0 0 109 197" svg:d="M67 8c0-8 0-8-8-8-19 19-47 19-59 19v11c7 0 26 0 43-8v151c0 9 0 13-30 13h-11v11c5 0 42-1 53-1 10 0 47 1 54 1v-11h-12c-30 0-30-4-30-13z"><text:p/></draw:path><draw:polygon draw:style-name="gr83" draw:text-style-name="P18" svg:width="0.0661in" svg:height="0.0067in" svg:x="0.5811in" svg:y="0.0972in" svg:viewBox="0 0 169 18" draw:points="85,18 0,18 0,0 169,0 169,18"><text:p/></draw:polygon><draw:path draw:style-name="gr84" draw:text-style-name="P18" svg:width="0.0516in" svg:height="0.0772in" svg:x="0.5882in" svg:y="0.1224in" svg:viewBox="0 0 132 197" svg:d="M132 143h-11c0 7-3 24-7 27-2 2-25 2-30 2h-54c31-28 41-36 59-50 23-18 43-36 43-64 0-36-32-58-70-58-37 0-62 26-62 53 0 15 13 17 16 17 7 0 15-5 15-16 0-5-1-16-17-16 9-21 29-27 44-27 30 0 45 23 45 47 0 26-19 46-29 57l-72 71c-2 2-2 2-2 11h122z"><text:p/></draw:path><draw:path draw:style-name="gr85" draw:text-style-name="P18" svg:width="0.0783in" svg:height="0.1091in" svg:x="0.672in" svg:y="0.0689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86" draw:text-style-name="P18" svg:width="0.0728in" svg:height="0.0752in" svg:x="0.7571in" svg:y="0.0689in"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87" draw:text-style-name="P18" svg:width="0.0516in" svg:height="0.0772in" svg:x="0.8461in" svg:y="0.0047in" svg:viewBox="0 0 132 197" svg:d="M132 143h-11c0 7-3 24-7 27-2 2-25 2-30 2h-54c31-28 41-36 59-50 23-18 43-36 43-64 0-36-32-58-70-58-37 0-62 26-62 53 0 15 13 17 16 17 7 0 15-5 15-16 0-5-1-16-17-16 9-21 29-27 44-27 30 0 45 23 45 47 0 26-19 46-29 57l-72 71c-2 2-2 2-2 11h122z"><text:p/></draw:path><draw:path draw:style-name="gr88" draw:text-style-name="P18" svg:width="0.0516in" svg:height="0.0772in" svg:x="0.8398in" svg:y="0.1063in" svg:viewBox="0 0 132 197" svg:d="M132 143h-11c0 7-3 24-7 27-2 2-25 2-30 2h-54c31-28 41-36 59-50 23-18 43-36 43-64 0-36-32-58-70-58-37 0-62 26-62 53 0 15 13 17 16 17 7 0 15-5 15-16 0-5-1-16-17-16 9-21 29-27 44-27 30 0 45 23 45 47 0 26-19 46-29 57l-72 71c-2 2-2 2-2 11h122z"><text:p/></draw:path></draw:g></text:p>
      <text:p text:style-name="P7"/>
      <text:p text:style-name="P8">De esta última ecuación podemos despejar v dado que contamos con todos los demás valores, la <text:soft-page-break/>densidad del agua <text:span text:style-name="T4">no es necesaria porque se simplifica y tenemos</text:span> la altura inicial del tinaco:</text:p>
      <text:p text:style-name="P9"><draw:g text:anchor-type="as-char" svg:y="-0.0835in" draw:z-index="4" draw:style-name="gr1"><svg:title>TexMaths</svg:title><svg:desc>12§latex§v_2 = \sqrt{2 gh_1}§svg§600§FALSE§</svg:desc><draw:polygon draw:style-name="gr89" draw:text-style-name="P17" svg:width="0.8591in" svg:height="0.1654in" svg:x="0in" svg:y="0in" svg:viewBox="0 0 2183 421" draw:points="1092,421 0,421 0,0 2183,0 2183,421"><text:p/></draw:polygon><draw:path draw:style-name="gr90" draw:text-style-name="P18" svg:width="0.0815in" svg:height="0.0732in" svg:x="0.0031in" svg:y="0.0602in" svg:viewBox="0 0 208 187" svg:d="M168 42c5-10 12-29 40-29v-13c-10 1-23 1-33 1-9 0-29-1-36-1v13c16 0 21 10 21 18 0 4-2 6-4 11l-43 108-47-119c-2-5-2-6-2-7 0-11 15-11 24-11v-13c-14 0-38 1-47 1-11 0-28 0-41-1v13c26 0 29 3 34 16l61 151c2 6 3 7 9 7 5 0 8-3 9-7z"><text:p/></draw:path><draw:path draw:style-name="gr91" draw:text-style-name="P18" svg:width="0.0516in" svg:height="0.0772in" svg:x="0.0945in" svg:y="0.0799in" svg:viewBox="0 0 132 197" svg:d="M132 143h-11c0 7-3 24-7 27-2 2-25 2-30 2h-54c31-28 41-36 59-50 23-18 43-36 43-64 0-36-32-58-70-58-37 0-62 26-62 53 0 15 13 17 16 17 7 0 15-5 15-16 0-5-1-16-17-16 9-21 29-27 44-27 30 0 45 23 45 47 0 26-19 46-29 57l-72 71c-2 2-2 2-2 11h122z"><text:p/></draw:path><draw:path draw:style-name="gr92" draw:text-style-name="P18" svg:width="0.1106in" svg:height="0.039in" svg:x="0.2173in" svg:y="0.0709in" svg:viewBox="0 0 282 100" svg:d="M268 17c6 0 14 0 14-9 0-8-8-8-14-8h-254c-6 0-14 0-14 8 0 9 8 9 14 9zM268 100c6 0 14 0 14-9 0-8-8-8-14-8h-254c-6 0-14 0-14 8 0 9 8 9 14 9z"><text:p/></draw:path><draw:path draw:style-name="gr93" draw:text-style-name="P18" svg:width="0.1295in" svg:height="0.1657in" svg:x="0.3949in" svg:y="0in" svg:viewBox="0 0 330 422" svg:d="M133 378l-74-164c-3-6-5-6-6-6 0 0-3 0-7 3l-40 30c-6 4-6 5-6 7s1 4 5 4c2 0 9-6 14-8 3-3 9-8 13-11l83 183c4 6 6 6 10 6 6 0 7-2 11-8l191-397c3-6 3-7 3-9 0-3-4-8-9-8-3 0-6 2-9 8z"><text:p/></draw:path><draw:polygon draw:style-name="gr94" draw:text-style-name="P18" svg:width="0.3382in" svg:height="0.0067in" svg:x="0.5209in" svg:y="0in" svg:viewBox="0 0 860 18" draw:points="431,18 0,18 0,0 860,0 860,18"><text:p/></draw:polygon><draw:path draw:style-name="gr95" draw:text-style-name="P18" svg:width="0.0661in" svg:height="0.1106in" svg:x="0.5295in" svg:y="0.0213in" svg:viewBox="0 0 169 282" svg:d="M32 250l46-44c66-58 91-81 91-124 0-48-38-82-90-82-48 0-79 38-79 77 0 24 22 24 23 24 7 0 21-6 21-23 0-11-7-22-22-22-3 0-4 0-5 0 9-27 32-43 57-43 39 0 57 35 57 69s-22 68-45 93l-81 91c-5 5-5 6-5 16h157l12-73h-11c-1 12-4 31-8 37-4 4-31 4-41 4z"><text:p/></draw:path><draw:path draw:style-name="gr96" draw:text-style-name="P18" svg:width="0.076in" svg:height="0.1075in" svg:x="0.6059in" svg:y="0.0587in"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97" draw:text-style-name="P18" svg:width="0.0819in" svg:height="0.1173in" svg:x="0.6976in" svg:y="0.0161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98" draw:text-style-name="P18" svg:width="0.0425in" svg:height="0.0772in" svg:x="0.7965in" svg:y="0.0799in" svg:viewBox="0 0 109 197" svg:d="M67 8c0-8 0-8-8-8-19 19-47 19-59 19v11c7 0 26 0 43-8v151c0 9 0 13-30 13h-11v11c5 0 42-1 53-1 10 0 47 1 54 1v-11h-12c-30 0-30-4-30-13z"><text:p/></draw:path></draw:g></text:p>
      <text:p text:style-name="P9"><draw:g text:anchor-type="as-char" svg:y="-0.1in" draw:z-index="5" draw:style-name="gr1"><svg:title>TexMaths</svg:title><svg:desc>12§latex§= \sqrt{2(9.81\; m/s^2)(2.35\;m)} = 6.79\; m/s§svg§600§FALSE§</svg:desc><draw:polygon draw:style-name="gr99" draw:text-style-name="P17" svg:width="2.7681in" svg:height="0.1984in" svg:x="0in" svg:y="0in" svg:viewBox="0 0 7032 505" draw:points="3515,505 0,505 0,0 7032,0 7032,505"><text:p/></draw:polygon><draw:path draw:style-name="gr100" draw:text-style-name="P18" svg:width="0.1106in" svg:height="0.039in" svg:x="0.0094in" svg:y="0.0878in" svg:viewBox="0 0 282 100" svg:d="M268 17c6 0 14 0 14-9 0-8-8-8-14-8h-254c-6 0-14 0-14 8 0 9 8 9 14 9zM268 100c6 0 14 0 14-9 0-8-8-8-14-8h-254c-6 0-14 0-14 8 0 9 8 9 14 9z"><text:p/></draw:path><draw:path draw:style-name="gr101" draw:text-style-name="P18" svg:width="0.1512in" svg:height="0.1996in" svg:x="0.2024in" svg:y="0in" svg:viewBox="0 0 385 508" svg:d="M133 508c13 0 13-2 18-9l231-483c3-5 3-6 3-8 0-4-3-8-8-8-6 0-7 4-10 8l-218 455-90-210-59 46 6 7 30-23z"><text:p/></draw:path><draw:polygon draw:style-name="gr102" draw:text-style-name="P18" svg:width="1.5512in" svg:height="0.0067in" svg:x="0.35in" svg:y="0in" svg:viewBox="0 0 3941 18" draw:points="1971,18 0,18 0,0 3941,0 3941,18"><text:p/></draw:polygon><draw:path draw:style-name="gr103" draw:text-style-name="P18" svg:width="0.0661in" svg:height="0.1106in" svg:x="0.3587in" svg:y="0.0378in" svg:viewBox="0 0 169 282" svg:d="M32 250l46-44c66-58 91-81 91-124 0-48-38-82-90-82-48 0-79 38-79 77 0 24 22 24 23 24 7 0 21-6 21-23 0-11-7-22-22-22-3 0-4 0-5 0 9-27 32-43 57-43 39 0 57 35 57 69s-22 68-45 93l-81 91c-5 5-5 6-5 16h157l12-73h-11c-1 12-4 31-8 37-4 4-31 4-41 4z"><text:p/></draw:path><draw:path draw:style-name="gr104" draw:text-style-name="P18" svg:width="0.039in" svg:height="0.1657in" svg:x="0.4492in" svg:y="0.024in" svg:viewBox="0 0 100 422" svg:d="M100 419c0-1 0-3-9-10-53-53-66-133-66-198 0-73 16-146 69-199 6-6 6-6 6-7 0-4-3-5-5-5-5 0-43 29-69 83-21 47-26 93-26 128 0 34 5 84 28 132 26 53 62 79 67 79 2 0 5-1 5-3z"><text:p/></draw:path><draw:path draw:style-name="gr105" draw:text-style-name="P18" svg:width="0.0689in" svg:height="0.1146in" svg:x="0.5043in" svg:y="0.0378in" svg:viewBox="0 0 176 292" svg:d="M138 148v13c0 99-44 119-68 119-8 0-30-2-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106" draw:text-style-name="P18" svg:width="0.0177in" svg:height="0.0177in" svg:x="0.5945in" svg:y="0.1307in" svg:viewBox="0 0 46 46" svg:d="M46 23c0-12-10-23-23-23-12 0-23 11-23 23 0 13 11 23 23 23 13 0 23-10 23-23z"><text:p/></draw:path><draw:path draw:style-name="gr107" draw:text-style-name="P18" svg:width="0.0689in" svg:height="0.1146in" svg:x="0.6327in" svg:y="0.0378in" svg:viewBox="0 0 176 292" svg:d="M52 89c-20-13-22-28-22-35 0-25 28-43 58-43 31 0 58 21 58 53 0 24-16 44-42 58zM113 128c31-15 51-37 51-64 0-40-37-64-75-64-43 0-77 31-77 71 0 7 0 26 18 47 5 4 20 15 31 22-25 12-61 36-61 78 0 45 43 74 88 74 48 0 88-35 88-81 0-15-4-35-20-53-8-8-16-13-43-30zM71 146l53 34c12 7 31 20 31 46 0 32-31 54-66 54-37 0-67-27-67-62 0-25 13-51 49-72z"><text:p/></draw:path><draw:path draw:style-name="gr108" draw:text-style-name="P18" svg:width="0.0547in" svg:height="0.1106in" svg:x="0.7232in" svg:y="0.0378in" svg:viewBox="0 0 140 282" svg:d="M88 11c0-10 0-11-10-11-26 28-65 28-78 28v13c8 0 34 0 55-12v219c0 16-1 21-39 21h-14v13c16-1 52-1 70-1 17 0 54 0 68 1v-13h-13c-38 0-39-5-39-21z"><text:p/></draw:path><draw:path draw:style-name="gr109" draw:text-style-name="P18" svg:width="0.1362in" svg:height="0.0752in" svg:x="0.8425in" svg:y="0.0756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110" draw:text-style-name="P18" svg:width="0.065in" svg:height="0.1657in" svg:x="0.9917in" svg:y="0.024in" svg:viewBox="0 0 166 422" svg:d="M163 16c3-5 3-8 3-8 0-4-4-8-9-8-3 0-6 1-7 4l-148 403c-2 6-2 7-2 7 0 5 4 8 8 8 6 0 8-2 10-9z"><text:p/></draw:path><draw:path draw:style-name="gr111" draw:text-style-name="P18" svg:width="0.061in" svg:height="0.0752in" svg:x="1.074in" svg:y="0.0756in" svg:viewBox="0 0 156 192" svg:d="M144 29c-12 0-20 9-20 19 0 6 3 12 13 12 9 0 19-7 19-24 0-18-18-36-50-36-57 0-72 43-72 62 0 33 32 40 44 42 22 4 44 9 44 33 0 11-10 45-61 45-6 0-38 0-48-21 16 1 27-11 27-23 0-10-8-14-16-14-11 0-24 8-24 27 0 24 24 41 61 41 69 0 85-52 85-70 0-15-8-26-13-31-12-12-24-14-43-18-14-3-31-6-31-25 0-13 9-38 47-38 10 0 32 2 38 19z"><text:p/></draw:path><draw:path draw:style-name="gr112" draw:text-style-name="P18" svg:width="0.0516in" svg:height="0.0772in" svg:x="1.15in" svg:y="0.0236in" svg:viewBox="0 0 132 197" svg:d="M132 143h-11c0 7-3 24-7 27-2 2-25 2-30 2h-54c31-28 41-36 59-50 23-18 43-36 43-64 0-36-32-58-70-58-37 0-62 26-62 53 0 15 13 17 16 17 7 0 15-5 15-16 0-5-1-16-17-16 9-21 29-27 44-27 30 0 45 23 45 47 0 26-19 46-29 57l-72 71c-2 2-2 2-2 11h122z"><text:p/></draw:path><draw:path draw:style-name="gr113" draw:text-style-name="P18" svg:width="0.039in" svg:height="0.1657in" svg:x="1.2272in" svg:y="0.024in" svg:viewBox="0 0 100 422" svg:d="M100 211c0-32-5-84-29-132-25-51-63-79-66-79-4 0-5 1-5 5 0 1 0 1 8 9 42 42 66 110 66 197 0 73-15 148-68 201-6 4-6 6-6 7 0 2 1 3 5 3 3 0 42-28 67-81 22-47 28-94 28-130z"><text:p/></draw:path><draw:path draw:style-name="gr114" draw:text-style-name="P18" svg:width="0.039in" svg:height="0.1657in" svg:x="1.2984in" svg:y="0.024in" svg:viewBox="0 0 100 422" svg:d="M100 419c0-1 0-3-9-10-53-53-66-133-66-198 0-73 16-146 69-199 6-6 6-6 6-7 0-4-3-5-5-5-5 0-43 29-69 83-21 47-26 93-26 128 0 34 5 84 28 132 26 53 62 79 67 79 2 0 5-1 5-3z"><text:p/></draw:path><draw:path draw:style-name="gr115" draw:text-style-name="P18" svg:width="0.0661in" svg:height="0.1106in" svg:x="1.3547in" svg:y="0.0378in" svg:viewBox="0 0 169 282" svg:d="M32 250l46-44c66-58 91-81 91-124 0-48-38-82-90-82-48 0-79 38-79 77 0 24 22 24 23 24 7 0 21-6 21-23 0-11-7-22-22-22-3 0-4 0-5 0 9-27 32-43 57-43 39 0 57 35 57 69s-22 68-45 93l-81 91c-5 5-5 6-5 16h157l12-73h-11c-1 12-4 31-8 37-4 4-31 4-41 4z"><text:p/></draw:path><draw:path draw:style-name="gr116" draw:text-style-name="P18" svg:width="0.0177in" svg:height="0.0177in" svg:x="1.4429in" svg:y="0.1307in" svg:viewBox="0 0 46 46" svg:d="M46 23c0-12-10-23-23-23-12 0-23 11-23 23 0 13 11 23 23 23 13 0 23-10 23-23z"><text:p/></draw:path><draw:path draw:style-name="gr117" draw:text-style-name="P18" svg:width="0.0689in" svg:height="0.1146in" svg:x="1.4819in" svg:y="0.0378in"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6 68 52 0 90-39 90-82 0-35-26-68-70-77z"><text:p/></draw:path><draw:path draw:style-name="gr118" draw:text-style-name="P18" svg:width="0.0661in" svg:height="0.1146in" svg:x="1.5657in" svg:y="0.0378in" svg:viewBox="0 0 169 292" svg:d="M169 197c0-51-35-93-80-93-21 0-39 6-54 22v-83c8 3 23 6 36 6 53 0 81-39 81-44 0-3-1-5-3-5 0 0-1 0-4 1-8 4-29 12-57 12-17 0-38-2-57-12-3-1-5-1-5-1-4 0-4 4-4 11v125c0 8 0 10 6 10 2 0 3-1 6-3 3-6 20-29 54-29 22 0 33 19 36 26 7 16 8 33 8 54 0 15 0 40-11 58-9 17-25 28-45 28-30 0-56-23-63-48 1 1 3 1 7 1 15 0 22-11 22-21s-7-20-22-20c-6 0-20 2-20 22 0 37 29 78 77 78 49 0 92-41 92-95z"><text:p/></draw:path><draw:path draw:style-name="gr119" draw:text-style-name="P18" svg:width="0.1362in" svg:height="0.0752in" svg:x="1.6909in" svg:y="0.0756in" svg:viewBox="0 0 347 192" svg:d="M25 162c-1 7-3 17-3 19 0 7 6 11 12 11 4 0 12-4 15-12 0 0 6-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120" draw:text-style-name="P18" svg:width="0.039in" svg:height="0.1657in" svg:x="1.8413in" svg:y="0.024in" svg:viewBox="0 0 100 422" svg:d="M100 211c0-32-5-84-29-132-25-51-63-79-66-79-4 0-5 1-5 5 0 1 0 1 8 9 42 42 66 110 66 197 0 73-15 148-68 201-6 4-6 6-6 7 0 2 1 3 5 3 3 0 42-28 67-81 22-47 28-94 28-130z"><text:p/></draw:path><draw:path draw:style-name="gr121" draw:text-style-name="P18" svg:width="0.1106in" svg:height="0.039in" svg:x="1.9567in" svg:y="0.0878in" svg:viewBox="0 0 282 100" svg:d="M268 17c6 0 14 0 14-9 0-8-8-8-14-8h-254c-6 0-14 0-14 8 0 9 8 9 14 9zM268 100c6 0 14 0 14-9 0-8-8-8-14-8h-254c-6 0-14 0-14 8 0 9 8 9 14 9z"><text:p/></draw:path><draw:path draw:style-name="gr122" draw:text-style-name="P18" svg:width="0.0689in" svg:height="0.1146in" svg:x="2.1291in" svg:y="0.0378in" svg:viewBox="0 0 176 292" svg:d="M38 143v-10c0-107 53-122 75-122 9 0 27 2 37 17-6 0-24 0-24 19 0 13 11 19 20 19 6 0 20-4 20-20 0-26-20-46-54-46-54 0-112 55-112 149 0 113 49 143 89 143 47 0 87-40 87-96 0-54-38-95-85-95-29 0-44 21-53 42zM89 280c-27 0-40-26-42-33-7-19-7-53-7-61 0-32 13-76 51-76 6 0 27 0 40 27 7 15 7 37 7 59 0 20 0 40-7 56-13 25-33 28-42 28z"><text:p/></draw:path><draw:path draw:style-name="gr123" draw:text-style-name="P18" svg:width="0.0177in" svg:height="0.0177in" svg:x="2.2189in" svg:y="0.1307in" svg:viewBox="0 0 46 46" svg:d="M46 23c0-12-10-23-23-23-12 0-23 11-23 23 0 13 11 23 23 23 13 0 23-10 23-23z"><text:p/></draw:path><draw:path draw:style-name="gr124" draw:text-style-name="P18" svg:width="0.0713in" svg:height="0.1157in" svg:x="2.2598in" svg:y="0.0362in" svg:viewBox="0 0 182 295" svg:d="M179 29c3-6 3-6 3-16h-103c-51 0-53-5-55-13h-10l-14 88h11c1-8 5-34 11-39 2-3 36-3 40-3h89c-5 7-38 54-48 67-38 57-53 116-53 159 0 4 0 23 21 23 19 0 19-19 19-23v-21c0-23 1-47 5-70 1-9 7-45 26-72z"><text:p/></draw:path><draw:path draw:style-name="gr125" draw:text-style-name="P18" svg:width="0.0689in" svg:height="0.1146in" svg:x="2.3402in" svg:y="0.0378in" svg:viewBox="0 0 176 292" svg:d="M138 148v13c0 99-44 119-68 119-8 0-30-2-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126" draw:text-style-name="P18" svg:width="0.1362in" svg:height="0.0752in" svg:x="2.4669in" svg:y="0.0756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127" draw:text-style-name="P18" svg:width="0.065in" svg:height="0.1657in" svg:x="2.6169in" svg:y="0.024in" svg:viewBox="0 0 166 422" svg:d="M163 16c3-5 3-8 3-8 0-4-4-8-9-8-3 0-6 1-7 4l-148 403c-2 6-2 7-2 7 0 5 4 8 8 8 6 0 8-2 10-9z"><text:p/></draw:path><draw:path draw:style-name="gr128" draw:text-style-name="P18" svg:width="0.061in" svg:height="0.0752in" svg:x="2.6988in" svg:y="0.0756in" svg:viewBox="0 0 156 192" svg:d="M144 29c-12 0-20 9-20 19 0 6 3 12 13 12 9 0 19-7 19-24 0-18-18-36-50-36-57 0-72 43-72 62 0 33 32 40 44 42 22 4 44 9 44 33 0 11-10 45-61 45-6 0-38 0-48-21 16 1 27-11 27-23 0-10-8-14-16-14-11 0-24 8-24 27 0 24 24 41 61 41 69 0 85-52 85-70 0-15-8-26-13-31-12-12-24-14-43-18-14-3-31-6-31-25 0-13 9-38 47-38 10 0 32 2 38 19z"><text:p/></draw:path></draw:g></text:p>
      <text:p text:style-name="P10">21 TABLA DE VERDAD:</text:p>
      <text:p text:style-name="P10"/>
      <text:p text:style-name="P10">1. En una encuesta a 200 estudiantes unadistas se encontró que 68 habían tomado cursos de Lógica, 138 habían tomado cursos de Inglés y 160 cursos de Álgebra; 120, cursos de Inglés y de Álgebra; 20 cursos de Lógica pero no de Inglés; 13 cursos de Lógica pero no de Álgebra; 15 cursos de Lógica y de Álgebra pero no de Inglés. ¿Cuántos de los entrevistados no tomaron cursos de Lógica- no es proposición</text:p>
      <text:p text:style-name="P10"/>
      <text:p text:style-name="P10">132 estudiantes no tomaron cursos de lógica.</text:p>
      <text:p text:style-name="P10"/>
      <text:p text:style-name="P10">2. . “Si el incremento en las penas de prisión fuera suficiente para disminuir los niveles de delincuencia, el índice de secuestros iría en disminución. Pero es un hecho que, en lugar de disminuir, el número de</text:p>
      <text:p text:style-name="P10">secuestros va en aumento</text:p>
      <text:p text:style-name="P10"/>
      <text:p text:style-name="P10">Verdadero</text:p>
      <text:p text:style-name="P10"/>
      <text:p text:style-name="P10">3. Todos los grandes científicos son graduados universitarios. Algunos grandes atletas son graduados universitarios. Por lo tanto, algunos grandes atletas son grandes científicos</text:p>
      <text:p text:style-name="P10"/>
      <text:p text:style-name="P10">Verdadero.</text:p>
      <text:p text:style-name="P10"/>
      <text:p text:style-name="P10">4. Miguel Indurain, que ha sido el mejor deportista español de todos los tiempos, afirma en un anuncio publicitario, que los productos de repostería de los Hermanos Ortiz son como hechos en casa</text:p>
      <text:p text:style-name="P10"/>
      <text:p text:style-name="P10">Falso (es publicidad)</text:p>
      <text:p text:style-name="P10"/>
      <text:p text:style-name="P10">5. “El alza en los precios del petróleo es imparable. Esto obligará a disminuir los niveles de consumo mundial de petróleo o a incrementar la producción de biocombustibles. Todo indica, sin embargo, que el mundo no está dispuesto a disminuir los niveles de consumo de petróleo. La otra cara de la moneda es que el incremento en la producción de biocombustibles obliga a dedicar cada vez más tierras a cultivos aprovechables para producción de biocombustibles. Esto traerá como consecuencia alzas exageradas en los precios de alimentos básicos para consumo humano. Lo anterior muestra que el mundo experimentará alzas exageradas en los precios de los alimentos básicos para la especie humana”.</text:p>
      <text:p text:style-name="P10"/>
      <text:p text:style-name="P10">Falso</text:p>
      <text:p text:style-name="P10"/>
      <text:p text:style-name="P11">22 - se podría afirmar que una gran diferencia entre lo popular y académico reside en su valor comercial por qué?</text:p>
      <text:p text:style-name="P11"/>
      <text:p text:style-name="P11">No, dado que existen productos tanto académicos como populares en los cuales su precio fluctúa tanto por arriba como por abajo uno del otro. Existen productos tanto baratos como caros de ambos tipos los académicos como los populares. No es una regla que el origen del producto (académico, popular) defina el valor comercial que tendrá.</text:p>
      <text:p text:style-name="P11"/>
      <text:p text:style-name="P12"/>
      <text:p text:style-name="P12"><text:soft-page-break/></text:p>
      <text:p text:style-name="P12"/>
      <text:p text:style-name="P12"/>
      <text:p text:style-name="P12">25 - <text:s/>Pregunta 1</text:p>
      <text:p text:style-name="P12"/>
      <text:p text:style-name="P12">Enunciado de la pregunta</text:p>
      <text:p text:style-name="P12"/>
      <text:p text:style-name="P12">¿Cuantos p= protones, n= neutrones y e= electrones hay en un átomo del isotopo de Azufre-31?</text:p>
      <text:p text:style-name="P12"/>
      <text:p text:style-name="P12">Seleccione una:</text:p>
      <text:p text:style-name="P12"/>
      <text:p text:style-name="P12">a. 15 p, 16 n, 15 e</text:p>
      <text:p text:style-name="P12">b. 16 p, 15 n, 16 e</text:p>
      <text:p text:style-name="P12">c. 16 p, 31 n, 16 e</text:p>
      <text:p text:style-name="P12">d. 16 p, 16 n, 15 e</text:p>
      <text:p text:style-name="P12"/>
      <text:p text:style-name="P12">La respuesta es b(16 p, 15 n, 16 e)</text:p>
      <text:p text:style-name="P12"/>
      <text:p text:style-name="P12"/>
      <text:p text:style-name="P12">Pregunta 2</text:p>
      <text:p text:style-name="P12"/>
      <text:p text:style-name="P12">El mineral hausmanita es un compuesto de manganeso-55 y oxigeno-16, (donde 55 y 16 son los respectivos pesos moleculares), si el 72% de la masa de este mineral es de manganeso, cual es la fórmula empírica de la hausmanita?</text:p>
      <text:p text:style-name="P12"/>
      <text:p text:style-name="P12">Seleccione una:</text:p>
      <text:p text:style-name="P12"/>
      <text:p text:style-name="P12">a. MnO</text:p>
      <text:p text:style-name="P12">b. Mn3O</text:p>
      <text:p text:style-name="P12">c. Mn3O4</text:p>
      <text:p text:style-name="P12">d. Mn4O3</text:p>
      <text:p text:style-name="P12">e. MnO3</text:p>
      <text:p text:style-name="P12"/>
      <text:p text:style-name="P12">La respuesta es b (Mn3O)</text:p>
      <text:p text:style-name="P12"/>
      <text:p text:style-name="P12">Pregunta 3</text:p>
      <text:p text:style-name="P12"/>
      <text:p text:style-name="P12">Cuál es la masa de 0.0250 mol de P2O5?</text:p>
      <text:p text:style-name="P12"/>
      <text:p text:style-name="P12">Seleccione una:</text:p>
      <text:p text:style-name="P12"/>
      <text:p text:style-name="P12">a. 35.5 g</text:p>
      <text:p text:style-name="P12">b. 5676 g</text:p>
      <text:p text:style-name="P12">c. 1.51 1022 g</text:p>
      <text:p text:style-name="P12">d. 3.55 g</text:p>
      <text:p text:style-name="P12">e. 0.0250 g</text:p>
      <text:p text:style-name="P12"/>
      <text:p text:style-name="P12">la respuesta es d (3.55 g)</text:p>
      <text:p text:style-name="P12"><text:span text:style-name="T2"/></text:p>
      <text:p text:style-name="P12"><text:soft-page-break/><text:span text:style-name="T2"/></text:p>
      <text:p text:style-name="P12"/>
      <text:p text:style-name="P13">Pregunta 4</text:p>
      <text:p text:style-name="P13"/>
      <text:p text:style-name="P13">Enunciado de la pregunta</text:p>
      <text:p text:style-name="P13"/>
      <text:p text:style-name="P13">Cuantas moles de NH3 hay en 77.5 g of NH3?</text:p>
      <text:p text:style-name="P13"/>
      <text:p text:style-name="P13">Seleccione una:</text:p>
      <text:p text:style-name="P13"/>
      <text:p text:style-name="P13">a. 14.0 mol</text:p>
      <text:p text:style-name="P13">b. 4.55 mol</text:p>
      <text:p text:style-name="P13">c. 0.220 mol</text:p>
      <text:p text:style-name="P13">d. 1.31 10 3 mol</text:p>
      <text:p text:style-name="P13">e. ningunas de las anteriores</text:p>
      <text:p text:style-name="P13"/>
      <text:p text:style-name="P13"/>
      <text:p text:style-name="P13">La respuesta es e (ninguna de las anteriores, la cantidad de moles es 5.17)</text:p>
      <text:p text:style-name="P13"/>
      <text:p text:style-name="P13"/>
      <text:p text:style-name="P13"/>
      <text:p text:style-name="P13">Pregunta 5</text:p>
      <text:p text:style-name="P13"/>
      <text:p text:style-name="P13">Una muestra de 15 ml de una solución de ácido sulfúrico de molaridad desconocida se titula con 32,4 ml de NaOH 0,45M hasta punto final de titulación con azul bromotimol. De acuerdo con esos datos cual es la molaridad de la solución de ácido sulfúrico H2SO4 teniendo en cuenta la siguiente reacción:</text:p>
      <text:p text:style-name="P13"/>
      <text:p text:style-name="P13">Seleccione una:</text:p>
      <text:p text:style-name="P13"/>
      <text:p text:style-name="P13">a. 0,15 M</text:p>
      <text:p text:style-name="P13">b. 32 MOL/L</text:p>
      <text:p text:style-name="P13">c. 0,15 N</text:p>
      <text:p text:style-name="P13">d. 0,08 M</text:p>
      <text:p text:style-name="P13">e. 0,08 N</text:p>
      <text:p text:style-name="P13"/>
      <text:p text:style-name="P13">Necesito la reacción para dar una respuesta.</text:p>
      <text:p text:style-name="P13"/>
      <text:p text:style-name="P13"/>
      <text:p text:style-name="P13">Pregunta 6</text:p>
      <text:p text:style-name="P13"/>
      <text:p text:style-name="P13">La composición en porcentaje de masa de un compuesto es de 76,0 % C, 12,8 % H, y 11,2 % O. La masa molar de este compuesto es 284,5 g / mol. ¿Cuál es la fórmula molecular del compuesto?</text:p>
      <text:p text:style-name="P13"/>
      <text:p text:style-name="P13">Seleccione una:</text:p>
      <text:p text:style-name="P13"/>
      <text:p text:style-name="P13">a. C10H6O</text:p>
      <text:p text:style-name="P13">b. C9H18O</text:p>
      <text:p text:style-name="P13">c. C16H28O4</text:p>
      <text:p text:style-name="P13">d. C20H12O2</text:p>
      <text:p text:style-name="P13"><text:soft-page-break/>e. C18H36O2</text:p>
      <text:p text:style-name="P13"/>
      <text:p text:style-name="P14">La respuesta es e (<text:span text:style-name="T6">C18H36O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6:06:26.973000000</meta:creation-date>
    <dc:date>2016-01-18T18:26:23.981000000</dc:date>
    <meta:editing-duration>PT1H43M58S</meta:editing-duration>
    <meta:editing-cycles>12</meta:editing-cycles>
    <meta:generator>LibreOffice/5.0.4.2$Windows_x86 LibreOffice_project/2b9802c1994aa0b7dc6079e128979269cf95bc78</meta:generator>
    <meta:document-statistic meta:table-count="0" meta:image-count="0" meta:object-count="0" meta:page-count="5" meta:paragraph-count="93" meta:word-count="1084" meta:character-count="6135" meta:non-whitespace-character-count="5134"/>
  </office:meta>
</office:document-meta>
</file>